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ingHttpAccessor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ngHttpAccessor.setInterceptors( List &lt; ClientHttpRequestInterceptor &gt;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ceptingHttpAccessor.getReques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ceptingHttpAccessor.setRequestFactory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